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1EF0000012DAD720C7F.svm" manifest:media-type=""/>
  <manifest:file-entry manifest:full-path="Pictures/200000010000018A000000D8A4D10E32.svm" manifest:media-type=""/>
  <manifest:file-entry manifest:full-path="Pictures/20000001000000ED000000F2F2257F1D.svm" manifest:media-type=""/>
  <manifest:file-entry manifest:full-path="Pictures/200000010000045C000000E5D29080D3.svm" manifest:media-type=""/>
  <manifest:file-entry manifest:full-path="Pictures/200000010000023F000001358C0EADEA.svm" manifest:media-type=""/>
  <manifest:file-entry manifest:full-path="Pictures/10000000000000200000002000309F1C.png" manifest:media-type="image/png"/>
  <manifest:file-entry manifest:full-path="Pictures/200000010000016800000129791B0B52.svm" manifest:media-type=""/>
  <manifest:file-entry manifest:full-path="Pictures/20000002000002D700000081A80DC8A8.eps" manifest:media-type=""/>
  <manifest:file-entry manifest:full-path="Pictures/200000010000019B000000D8DAB4C232.svm" manifest:media-type=""/>
  <manifest:file-entry manifest:full-path="Pictures/20000001000002F1000001357E1B9E41.svm" manifest:media-type=""/>
  <manifest:file-entry manifest:full-path="Pictures/20000001000001570000012D05F98AF2.svm" manifest:media-type=""/>
  <manifest:file-entry manifest:full-path="Pictures/2000000100000219000000D8E9B32219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2 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g_{m1} 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45cm" svg:height="2.031cm" svg:x="0.776cm" svg:y="0.712cm">
          <draw:image xlink:href="Pictures/20000002000002D700000081A80DC8A8.eps" xlink:type="simple" xlink:show="embed" xlink:actuate="onLoad">
            <text:p/>
          </draw:image>
        </draw:frame>
        <draw:line draw:style-name="gr2" draw:text-style-name="P1" draw:layer="layout" svg:x1="10.727cm" svg:y1="0.838cm" svg:x2="11.179cm" svg:y2="0.838cm">
          <text:p/>
        </draw:line>
        <draw:custom-shape draw:style-name="gr3" draw:text-style-name="P1" xml:id="id1" draw:id="id1" draw:layer="layout" svg:width="2.899cm" svg:height="1.82cm" svg:x="2.371cm" svg:y="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0.246cm" svg:x1="4.82cm" svg:y1="0.514cm" svg:x2="3.821cm" svg:y2="0.628cm" draw:end-shape="id1" draw:end-glue-point="4" svg:d="m4820 514c0-211-999-268-999 114">
          <text:p/>
        </draw:connector>
        <draw:custom-shape draw:style-name="gr5" draw:text-style-name="P1" draw:layer="layout" svg:width="0.414cm" svg:height="4.804cm" draw:transform="rotate (-1.57079632679579) translate (7.352cm 2.5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" draw:layer="layout" svg:width="0.299cm" svg:height="0.258cm" svg:x="0.493cm" svg:y="1.443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0.41cm" svg:height="0.36cm" svg:x="1.814cm" svg:y="0.45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456cm" svg:height="0.355cm" svg:x="2.915cm" svg:y="1.871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46cm" svg:height="0.355cm" svg:x="3.792cm" svg:y="1.871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93cm" svg:height="0.36cm" svg:x="4.82cm" svg:y="0.304cm">
          <draw:image xlink:href="Pictures/20000001000001EF0000012DAD720C7F.svm" xlink:type="simple" xlink:show="embed" xlink:actuate="onLoad">
            <text:p/>
          </draw:image>
        </draw:frame>
        <draw:frame draw:style-name="gr11" draw:text-style-name="P1" draw:layer="layout" svg:width="0.472cm" svg:height="0.258cm" svg:x="5.187cm" svg:y="1.919cm">
          <draw:image xlink:href="Pictures/200000010000018A000000D8A4D10E32.svm" xlink:type="simple" xlink:show="embed" xlink:actuate="onLoad">
            <text:p/>
          </draw:image>
        </draw:frame>
        <draw:frame draw:style-name="gr12" draw:text-style-name="P1" draw:layer="layout" svg:width="0.283cm" svg:height="0.289cm" svg:x="4.777cm" svg:y="3.111cm">
          <draw:image xlink:href="Pictures/20000001000000ED000000F2F2257F1D.svm" xlink:type="simple" xlink:show="embed" xlink:actuate="onLoad">
            <text:p/>
          </draw:image>
        </draw:frame>
        <draw:frame draw:style-name="gr13" draw:text-style-name="P1" draw:layer="layout" svg:width="0.689cm" svg:height="0.37cm" svg:x="6.187cm" svg:y="1.863cm">
          <draw:image xlink:href="Pictures/200000010000023F000001358C0EADEA.svm" xlink:type="simple" xlink:show="embed" xlink:actuate="onLoad">
            <text:p/>
          </draw:image>
        </draw:frame>
        <draw:frame draw:style-name="gr14" draw:text-style-name="P1" draw:layer="layout" svg:width="0.643cm" svg:height="0.258cm" svg:x="6.306cm" svg:y="0.616cm">
          <draw:image xlink:href="Pictures/2000000100000219000000D8E9B32219.svm" xlink:type="simple" xlink:show="embed" xlink:actuate="onLoad">
            <text:p/>
          </draw:image>
        </draw:frame>
        <draw:frame draw:style-name="gr15" draw:text-style-name="P1" draw:layer="layout" svg:width="0.902cm" svg:height="0.37cm" svg:x="7.185cm" svg:y="1.863cm">
          <draw:image xlink:href="Pictures/20000001000002F1000001357E1B9E41.svm" xlink:type="simple" xlink:show="embed" xlink:actuate="onLoad">
            <text:p/>
          </draw:image>
        </draw:frame>
        <draw:frame draw:style-name="gr16" draw:text-style-name="P1" draw:layer="layout" svg:width="1.338cm" svg:height="0.274cm" svg:x="8.523cm" svg:y="1.429cm">
          <draw:image xlink:href="Pictures/200000010000045C000000E5D29080D3.svm" xlink:type="simple" xlink:show="embed" xlink:actuate="onLoad">
            <text:p/>
          </draw:image>
        </draw:frame>
        <draw:frame draw:style-name="gr17" draw:text-style-name="P1" draw:layer="layout" svg:width="0.431cm" svg:height="0.355cm" svg:x="10.815cm" svg:y="0.331cm">
          <draw:image xlink:href="Pictures/200000010000016800000129791B0B52.svm" xlink:type="simple" xlink:show="embed" xlink:actuate="onLoad">
            <text:p/>
          </draw:image>
        </draw:frame>
        <draw:frame draw:style-name="gr18" draw:text-style-name="P1" draw:layer="layout" svg:width="0.492cm" svg:height="0.258cm" svg:x="12.166cm" svg:y="1.443cm">
          <draw:image xlink:href="Pictures/200000010000019B000000D8DAB4C2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9T17:58:07</meta:creation-date>
    <meta:editing-duration>PT16M48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3-06T20:13:14</dc:date>
    <dc:creator>kkk </dc:creator>
    <meta:document-statistic meta:object-count="18"/>
    <meta:template xlink:type="simple" xlink:actuate="onRequest" xlink:title="kkkFigures" xlink:href="../../../../.libreoffice/3/user/template/kkkFigures.otg" meta:date="2014-02-09T17:58:06"/>
  </office:meta>
</office:document-meta>
</file>